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>
        <style:tab-stops>
          <style:tab-stop style:position="-0.582cm"/>
        </style:tab-stops>
      </style:paragraph-properties>
      <style:text-properties style:font-name="Liberation Serif" fo:font-size="12pt" style:font-size-asian="12pt" style:font-size-complex="12pt"/>
    </style:style>
    <style:style style:name="P7" style:family="paragraph" style:parent-style-name="Standard" style:list-style-name="L3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9" style:family="paragraph" style:parent-style-name="Standard" style:list-style-name="L2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2p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size="12pt" style:font-size-asian="12pt" style:font-size-complex="12pt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text-underline-style="non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tab/><text:tab/><text:tab/><text:span text:style-name="T1">Untyped.hs</text:span></text:p>
      <text:p text:style-name="Standard"/>
      <text:p text:style-name="Standard">module Untyped where </text:p>
      <text:p text:style-name="Standard"/>
      <text:p text:style-name="Standard">import Data.List </text:p>
      <text:p text:style-name="Standard">import Text.ParserCombinators.Parsec </text:p>
      <text:p text:style-name="Standard">import Text.Parsec.Token </text:p>
      <text:p text:style-name="Standard">import Text.Parsec.Language </text:p>
      <text:p text:style-name="Standard"/>
      <text:p text:style-name="Standard">import Common </text:p>
      <text:p text:style-name="Standard"/>
      <text:p text:style-name="Standard">------------------------ </text:p>
      <text:p text:style-name="Standard">-- Ejercicio 1 </text:p>
      <text:p text:style-name="Standard">------------------------ </text:p>
      <text:p text:style-name="Standard"/>
      <text:p text:style-name="Standard">num :: Integer -&gt; LamTerm </text:p>
      <text:p text:style-name="Standard">num 0 <text:s text:c="4"/>= <text:s/>Abs "s" (Abs "z" (LVar "z")) </text:p>
      <text:p text:style-name="Standard">num n = let (Abs "s" (Abs "z" t )) = num (n-1) </text:p>
      <text:p text:style-name="Standard"><text:s text:c="12"/>in Abs "s" (Abs "z" (App (LVar "s") t) ) </text:p>
      <text:p text:style-name="Standard"/>
      <text:p text:style-name="Standard">----------------------- </text:p>
      <text:p text:style-name="Standard">--- Sección 2 Parsers </text:p>
      <text:p text:style-name="Standard">----------------------- </text:p>
      <text:p text:style-name="Standard"/>
      <text:p text:style-name="Standard">lam :: [String] -&gt; LamTerm -&gt; LamTerm </text:p>
      <text:p text:style-name="Standard">lam [x] t = Abs x t </text:p>
      <text:p text:style-name="Standard">lam (x:xs) t = Abs x (lam xs t) </text:p>
      <text:p text:style-name="Standard"/>
      <text:p text:style-name="Standard">app :: [LamTerm] -&gt; LamTerm </text:p>
      <text:p text:style-name="Standard">app xs = app' (reverse xs) </text:p>
      <text:p text:style-name="Standard"/>
      <text:p text:style-name="Standard">app' :: [LamTerm] -&gt; LamTerm </text:p>
      <text:p text:style-name="Standard">app' [x] = x </text:p>
      <text:p text:style-name="Standard">app' (x:xs) = App (app' xs) x </text:p>
      <text:p text:style-name="Standard"/>
      <text:p text:style-name="Standard">var_int :: Parser LamTerm </text:p>
      <text:p text:style-name="Standard">var_int = do </text:p>
      <text:p text:style-name="Standard"><text:s text:c="10"/>i &lt;- identifier untyped </text:p>
      <text:p text:style-name="Standard"><text:s text:c="10"/>return (LVar i) </text:p>
      <text:p text:style-name="Standard"><text:s text:c="9"/>&lt;|&gt; do </text:p>
      <text:p text:style-name="Standard"><text:s text:c="12"/>n &lt;- natural untyped </text:p>
      <text:p text:style-name="Standard"><text:s text:c="12"/>return (num n) </text:p>
      <text:p text:style-name="Standard"><text:s text:c="13"/></text:p>
      <text:p text:style-name="Standard">lamb = do reservedOp untyped "\\" </text:p>
      <text:p text:style-name="Standard"><text:s text:c="10"/>vars &lt;- many1 (identifier untyped) </text:p>
      <text:p text:style-name="Standard"><text:s text:c="10"/>reservedOp untyped "." </text:p>
      <text:p text:style-name="Standard"><text:s text:c="10"/>t &lt;- parseLamTerm </text:p>
      <text:p text:style-name="Standard"><text:s text:c="10"/>return (lam vars t) <text:s text:c="33"/></text:p>
      <text:p text:style-name="Standard"/>
      <text:p text:style-name="Standard"/>
      <text:p text:style-name="Standard"><text:s text:c="2"/></text:p>
      <text:p text:style-name="Standard"><text:soft-page-break/>par = do reservedOp untyped "(" </text:p>
      <text:p text:style-name="Standard"><text:s text:c="9"/>t &lt;- parseLamTerm </text:p>
      <text:p text:style-name="Standard"><text:s text:c="9"/>reservedOp untyped ")" </text:p>
      <text:p text:style-name="Standard"><text:s text:c="9"/>return t </text:p>
      <text:p text:style-name="Standard"/>
      <text:p text:style-name="Standard"><text:s text:c="10"/></text:p>
      <text:p text:style-name="Standard">-- Parser para LamTerms </text:p>
      <text:p text:style-name="Standard">parseLamTerm :: Parser LamTerm </text:p>
      <text:p text:style-name="Standard">parseLamTerm = do </text:p>
      <text:p text:style-name="Standard"><text:s text:c="16"/>t &lt;- many1 (var_int &lt;|&gt; lamb &lt;|&gt; par) <text:s text:c="28"/></text:p>
      <text:p text:style-name="Standard"><text:s text:c="16"/>return (app t) </text:p>
      <text:p text:style-name="Standard"><text:s text:c="12"/></text:p>
      <text:p text:style-name="Standard"/>
      <text:p text:style-name="Standard">totParser :: Parser a -&gt; Parser a </text:p>
      <text:p text:style-name="Standard">totParser p = do </text:p>
      <text:p text:style-name="Standard"><text:s text:c="18"/>whiteSpace untyped </text:p>
      <text:p text:style-name="Standard"><text:s text:c="18"/>t &lt;- p </text:p>
      <text:p text:style-name="Standard"><text:s text:c="18"/>eof </text:p>
      <text:p text:style-name="Standard"><text:s text:c="18"/>return t </text:p>
      <text:p text:style-name="Standard"/>
      <text:p text:style-name="Standard">-- Analizador de Tokens </text:p>
      <text:p text:style-name="Standard">untyped :: TokenParser u </text:p>
      <text:p text:style-name="Standard">untyped = makeTokenParser (haskellStyle { identStart = letter &lt;|&gt; char '_', </text:p>
      <text:p text:style-name="Standard"><text:s text:c="42"/>reservedNames = ["def"], opLetter = return ' ' }) </text:p>
      <text:p text:style-name="Standard"/>
      <text:p text:style-name="Standard"><text:s/></text:p>
      <text:p text:style-name="Standard">-- Parser para comandos </text:p>
      <text:p text:style-name="Standard">parseStmt :: Parser a -&gt; Parser (Stmt a) </text:p>
      <text:p text:style-name="Standard">parseStmt p = do </text:p>
      <text:p text:style-name="Standard"><text:s text:c="10"/>reserved untyped "def" </text:p>
      <text:p text:style-name="Standard"><text:s text:c="10"/>x &lt;- identifier untyped </text:p>
      <text:p text:style-name="Standard"><text:s text:c="10"/>reservedOp untyped "=" </text:p>
      <text:p text:style-name="Standard"><text:s text:c="10"/>t &lt;- p </text:p>
      <text:p text:style-name="Standard"><text:s text:c="10"/>return (Def x t) </text:p>
      <text:p text:style-name="Standard"><text:s text:c="4"/>&lt;|&gt; fmap Eval p </text:p>
      <text:p text:style-name="Standard"/>
      <text:p text:style-name="Standard"><text:s/></text:p>
      <text:p text:style-name="Standard">parseTermStmt :: Parser (Stmt Term) </text:p>
      <text:p text:style-name="Standard">parseTermStmt = fmap (fmap conversion) (parseStmt parseLamTerm) </text:p>
      <text:p text:style-name="Standard"><text:s text:c="4"/></text:p>
      <text:p text:style-name="Standard">-- conversion a términos localmente sin nombres </text:p>
      <text:p text:style-name="Standard">conversion <text:s/>:: LamTerm -&gt; Term </text:p>
      <text:p text:style-name="Standard">conversion t = conversion' t [] </text:p>
      <text:p text:style-name="Standard"/>
      <text:p text:style-name="Standard">conversion' (LVar s) b = case (findv s b) of </text:p>
      <text:p text:style-name="Standard"><text:s text:c="32"/>Just i -&gt; Bound i </text:p>
      <text:p text:style-name="Standard"><text:s text:c="32"/>Nothing -&gt; Free (Global s) </text:p>
      <text:p text:style-name="Standard">conversion' (App t1 t2) b = (conversion' t1 b) :@: (conversion' t2 b) </text:p>
      <text:p text:style-name="Standard">conversion' (Abs s t) b = Lam (conversion' t (s:b)) </text:p>
      <text:p text:style-name="Standard"/>
      <text:p text:style-name="Standard">findv :: String -&gt; [String] -&gt; Maybe Int </text:p>
      <text:p text:style-name="Standard">findv s b = findv' s b 0 </text:p>
      <text:p text:style-name="Standard"><text:soft-page-break/><text:s/></text:p>
      <text:p text:style-name="Standard">findv' :: String -&gt; [String] -&gt; Int-&gt; Maybe Int </text:p>
      <text:p text:style-name="Standard">findv' _ [] _ = Nothing <text:s/></text:p>
      <text:p text:style-name="Standard">findv' s (x:xs) i = if s==x then Just i else findv' s xs (i+1) </text:p>
      <text:p text:style-name="Standard"/>
      <text:p text:style-name="Standard"/>
      <text:p text:style-name="Standard">-- para testear el parser interactivamente. </text:p>
      <text:p text:style-name="Standard">testParser :: Parser LamTerm </text:p>
      <text:p text:style-name="Standard">testParser = totParser parseLamTerm <text:s text:c="35"/></text:p>
      <text:p text:style-name="Standard"/>
      <text:p text:style-name="Standard">------------------------------- </text:p>
      <text:p text:style-name="Standard">-- Sección 3 </text:p>
      <text:p text:style-name="Standard">------------------------------- </text:p>
      <text:p text:style-name="Standard"/>
      <text:p text:style-name="Standard">vapp :: Value -&gt; Value -&gt; Value </text:p>
      <text:p text:style-name="Standard">vapp (VLam f) v = f v </text:p>
      <text:p text:style-name="Standard">vapp (VNeutral n) v = VNeutral (NApp n v) </text:p>
      <text:p text:style-name="Standard"/>
      <text:p text:style-name="Standard"><text:s/></text:p>
      <text:p text:style-name="Standard">eval :: [(Name,Value)] -&gt; Term -&gt; Value </text:p>
      <text:p text:style-name="Standard">eval <text:s/>e t = eval' t (e,[]) </text:p>
      <text:p text:style-name="Standard"/>
      <text:p text:style-name="Standard">eval' :: Term -&gt; (NameEnv Value,[Value]) -&gt; Value </text:p>
      <text:p text:style-name="Standard">eval' (Bound <text:s/>ii) <text:s/>d <text:s/>= <text:s/>(snd d) !! ii </text:p>
      <text:p text:style-name="Standard">eval' (Free s) d <text:s/>= find' (fst d) s </text:p>
      <text:p text:style-name="Standard">eval' (t1:@:t2) d = vapp (eval' t1 d) (eval' t2 d) </text:p>
      <text:p text:style-name="Standard">eval' (Lam t) d = VLam (\v -&gt; (eval' t (fst d, v:(snd d)))) <text:s/></text:p>
      <text:p text:style-name="Standard"><text:s text:c="20"/></text:p>
      <text:p text:style-name="Standard">find' :: Eq a =&gt; [(a,b)] -&gt; a -&gt; b -- asumo que aparece exactamente una tupla (Nombre, valor) por cada Nombre que se busca </text:p>
      <text:p text:style-name="Standard">find' [(x,v)] _ = v </text:p>
      <text:p text:style-name="Standard">find' ((x,v):xs) y = if x==y then v else find' xs y <text:s text:c="19"/></text:p>
      <text:p text:style-name="Standard"><text:s text:c="20"/></text:p>
      <text:p text:style-name="Standard"/>
      <text:p text:style-name="Standard">------------------------------- </text:p>
      <text:p text:style-name="Standard">-- Sección 4 </text:p>
      <text:p text:style-name="Standard">------------------------------- </text:p>
      <text:p text:style-name="Standard"/>
      <text:p text:style-name="Standard">quote <text:s/>:: Value -&gt; Term </text:p>
      <text:p text:style-name="Standard">quote v = quote' v 0 </text:p>
      <text:p text:style-name="Standard"/>
      <text:p text:style-name="Standard">quote' :: Value -&gt; Int -&gt; Term </text:p>
      <text:p text:style-name="Standard">quote' (VNeutral vn) n = quote_neutral vn n </text:p>
      <text:p text:style-name="Standard">quote' (VLam f) n = Lam (quote' (f <text:s/>(VNeutral (NFree (Quote n)))) (n+1) ) </text:p>
      <text:p text:style-name="Standard"/>
      <text:p text:style-name="Standard"/>
      <text:p text:style-name="Standard">quote_neutral :: Neutral -&gt; Int -&gt; Term </text:p>
      <text:p text:style-name="Standard">quote_neutral (NFree (Global s)) _ = Free (Global s) </text:p>
      <text:p text:style-name="Standard">quote_neutral (NFree (Quote k)) i = Bound (i-k-1) </text:p>
      <text:p text:style-name="Standard">quote_neutral (NApp n v) c = (quote_neutral n c) :@: (quote' v c) <text:s text:c="2"/></text:p>
      <text:p text:style-name="Standard"/>
      <text:p text:style-name="Standard"/>
      <text:p text:style-name="P3"><text:soft-page-break/>Sqrt.lam</text:p>
      <text:p text:style-name="Standard"/>
      <text:p text:style-name="Standard">-- resta </text:p>
      <text:p text:style-name="Standard">def resta =\n m s z . m pred n s z </text:p>
      <text:p text:style-name="Standard"/>
      <text:p text:style-name="Standard">-- menor igual </text:p>
      <text:p text:style-name="Standard">def mi = \ n m. (is0 (resta n m)) </text:p>
      <text:p text:style-name="Standard"/>
      <text:p text:style-name="Standard">-- cua </text:p>
      <text:p text:style-name="Standard">def cua = \ n. mult n n </text:p>
      <text:p text:style-name="Standard"/>
      <text:p text:style-name="Standard">--sqrt </text:p>
      <text:p text:style-name="Standard">def sqrt = \ n. raiz n zero </text:p>
      <text:p text:style-name="Standard"/>
      <text:p text:style-name="Standard">--raiz </text:p>
      <text:p text:style-name="Standard">def raiz = Y (\f .\n m. (mi (cua m) n ) (f n (suc m)) (pred m)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Ejercicio 2</text:p>
      <text:p text:style-name="P3"/>
      <text:p text:style-name="P2">Gramática para el <text:span text:style-name="T2">λ</text:span><text:span text:style-name="T4">-cálculo</text:span></text:p>
      <text:p text:style-name="P4"/>
      <text:p text:style-name="P4"><text:tab/>Term := Number | Identifier | '\' Identifier '.' Term | Term Term | '(' Term ')'</text:p>
      <text:p text:style-name="P4"><text:tab/> </text:p>
      <text:p text:style-name="P4"/>
      <text:p text:style-name="P4">Le vamos agregando las convenciones para extendarla:</text:p>
      <text:p text:style-name="P4"/>
      <text:list xml:id="list102139991" text:style-name="L1">
        <text:list-item>
          <text:p text:style-name="P5">La aplicación asocia a izquierda</text:p>
          <text:p text:style-name="P5"/>
          <text:p text:style-name="P6">NApp := <text:s text:c="2"/>Number | Identifier <text:s/>| '\' Identifier '.' Term | <text:s/>'(' Term ')'</text:p>
          <text:p text:style-name="P5">Term := NApp | Term Napp</text:p>
          <text:p text:style-name="P5"/>
        </text:list-item>
        <text:list-item>
          <text:p text:style-name="P5">La abstracción tiene el alcance más grande posible posible</text:p>
        </text:list-item>
      </text:list>
      <text:p text:style-name="P4"/>
      <text:p text:style-name="P4"><text:tab/>Abs := '\' Identifier '.' Term</text:p>
      <text:p text:style-name="P4"><text:tab/>NApp := <text:s text:c="2"/>Number | Identifier <text:s/>| <text:s/>'(' Term ')'</text:p>
      <text:p text:style-name="P4"><text:tab/>Term := Abs | Term' | Term' Abs</text:p>
      <text:p text:style-name="P4"><text:tab/>Term' := NApp | Term' NApp</text:p>
      <text:p text:style-name="P4"/>
      <text:list xml:id="list532238191" text:style-name="L2">
        <text:list-item>
          <text:p text:style-name="P9"><text:span text:style-name="T5">Varias abstracciones consecutivas bajo el mismo </text:span><text:span text:style-name="T3">λ</text:span></text:p>
        </text:list-item>
      </text:list>
      <text:p text:style-name="P10"/>
      <text:p text:style-name="P1"><text:span text:style-name="T3"><text:tab/>Abss := </text:span><text:span text:style-name="T5">\' Identifier | Abss Identifier</text:span></text:p>
      <text:p text:style-name="P4"><text:tab/>Abs := Abss '.' Term</text:p>
      <text:p text:style-name="P4"><text:tab/>NApp := <text:s text:c="2"/>Number | Identifier <text:s/>| <text:s/>'(' Term ')'</text:p>
      <text:p text:style-name="P4"><text:tab/>Term := Abs | Term' | Term' Abs</text:p>
      <text:p text:style-name="P4"><text:tab/>Term' := NApp | Term' NApp</text:p>
      <text:p text:style-name="P4"><text:tab/></text:p>
      <text:p text:style-name="P1"><text:span text:style-name="T5">La gramática extendida para el </text:span><text:span text:style-name="T3">λ</text:span><text:span text:style-name="T5">-cálculo sin reducción a izquierda queda asi:</text:span></text:p>
      <text:p text:style-name="P4"/>
      <text:p text:style-name="P1"><text:span text:style-name="T5"><text:tab/></text:span><text:span text:style-name="T3">Abss := '</text:span><text:span text:style-name="T5">\' Identifier | Abss Identifier</text:span></text:p>
      <text:p text:style-name="P4"><text:tab/>Abs := Abss '.' Term</text:p>
      <text:p text:style-name="P4"><text:tab/>NApp := <text:s text:c="2"/>Number | Identifier <text:s/>| <text:s/>'(' Term ')'</text:p>
      <text:p text:style-name="P4"><text:tab/>Term := Abs | Term' | Term' Abs</text:p>
      <text:p text:style-name="P4"><text:tab/>Term' := NApp T</text:p>
      <text:p text:style-name="P1"><text:span text:style-name="T5"><text:tab/>T := <text:s/></text:span><text:span text:style-name="T3">ε | Napp T</text:span></text:p>
      <text:list xml:id="list558264520" text:style-name="L3">
        <text:list-item>
          <text:list>
            <text:list-header>
              <text:p text:style-name="P7"><text:s/></text:p>
            </text:list-header>
          </text:list>
        </text:list-item>
      </text:list>
      <text:p text:style-name="P4"/>
      <text:p text:style-name="P4"/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8">Aclaración:<text:span text:style-name="T6"> En la gramática extendida sin reducción a la izquierda la aplicación no aoscia a izquierda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02T00:03:54</meta:creation-date>
    <dc:date>2014-10-02T10:42:01</dc:date>
    <meta:editing-duration>PT00H38M58S</meta:editing-duration>
    <meta:editing-cycles>5</meta:editing-cycles>
    <meta:generator>OpenOffice.org/3.2$Linux OpenOffice.org_project/320m18$Build-9502</meta:generator>
    <meta:document-statistic meta:table-count="0" meta:image-count="0" meta:object-count="0" meta:page-count="5" meta:paragraph-count="163" meta:word-count="899" meta:character-count="5379"/>
  </office:meta>
</office:document-meta>
</file>